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16000001DB55828596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1.423cm" svg:x="1.032cm" svg:y="1.14cm">
          <draw:image xlink:href="Pictures/1000000000000316000001DB5582859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3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1:12:10.712000000</meta:creation-date>
    <dc:date>2015-03-16T11:46:29.516000000</dc:date>
    <meta:editing-duration>PT32M57S</meta:editing-duration>
    <meta:editing-cycles>2</meta:editing-cycles>
    <meta:generator>LibreOffice/4.2.5.2$Windows_x86 LibreOffice_project/61cb170a04bb1f12e77c884eab9192be736ec5f5</meta:generator>
    <meta:document-statistic meta:object-count="1"/>
  </office:meta>
</office:document-meta>
</file>